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width="0.02cm" svg:stroke-color="#b2b2b2" draw:marker-start-width="0cm" draw:marker-end-width="0cm" draw:fill="none" draw:textarea-vertical-align="middle" fo:padding-top="0.135cm" fo:padding-bottom="0.135cm" fo:padding-left="0.26cm" fo:padding-right="0.26cm"/>
    </style:style>
    <style:style style:name="gr2" style:family="graphic" style:parent-style-name="objectwithoutfill">
      <style:graphic-properties draw:stroke="solid" draw:stroke-dash="Fine_20_Dashed" svg:stroke-width="0.02cm" svg:stroke-color="#b2b2b2" draw:marker-start-width="0.17cm" draw:marker-end-width="0.17cm" draw:fill="none" draw:textarea-vertical-align="middle" fo:padding-top="0.135cm" fo:padding-bottom="0.135cm" fo:padding-left="0.26cm" fo:padding-right="0.26cm"/>
    </style:style>
    <style:style style:name="gr3" style:family="graphic" style:parent-style-name="objectwithoutfill">
      <style:graphic-properties draw:stroke="solid" draw:stroke-dash="Fine_20_Dashed" svg:stroke-width="0.02cm" svg:stroke-color="#b2b2b2" draw:marker-start-width="0.02cm" draw:marker-end-width="0.02cm" draw:fill="none" draw:textarea-vertical-align="middle" fo:padding-top="0.135cm" fo:padding-bottom="0.135cm" fo:padding-left="0.26cm" fo:padding-right="0.26cm"/>
    </style:style>
    <style:style style:name="gr4" style:family="graphic" style:parent-style-name="objectwithoutfill">
      <style:graphic-properties draw:stroke="solid" draw:stroke-dash="Fine_20_Dashed" svg:stroke-width="0.02cm" svg:stroke-color="#b2b2b2" draw:marker-start-width="0.05cm" draw:marker-end-width="0.05cm" draw:fill="none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draw:stroke="solid" draw:stroke-dash="Fine_20_Dashed" svg:stroke-width="0.02cm" svg:stroke-color="#b2b2b2" draw:marker-start-width="0.08cm" draw:marker-end-width="0.08cm" draw:fill="none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draw:stroke="solid" draw:stroke-dash="Fine_20_Dashed" svg:stroke-width="0.02cm" svg:stroke-color="#b2b2b2" draw:marker-start-width="0.26cm" draw:marker-end-width="0.26cm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draw:stroke="solid" draw:stroke-dash="Fine_20_Dashed" svg:stroke-width="0.02cm" svg:stroke-color="#b2b2b2" draw:marker-start-width="0.2cm" draw:marker-end-width="0.2cm" draw:fill="none" draw:textarea-vertical-align="middle" fo:padding-top="0.135cm" fo:padding-bottom="0.135cm" fo:padding-left="0.26cm" fo:padding-right="0.26cm"/>
    </style:style>
    <style:style style:name="gr8" style:family="graphic" style:parent-style-name="objectwithoutfill">
      <style:graphic-properties draw:stroke="solid" draw:stroke-dash="Fine_20_Dashed" svg:stroke-width="0.02cm" svg:stroke-color="#b2b2b2" draw:marker-start-width="0.23cm" draw:marker-end-width="0.23cm" draw:fill="none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draw:stroke="solid" draw:stroke-dash="Fine_20_Dashed" svg:stroke-width="0.02cm" svg:stroke-color="#b2b2b2" draw:marker-start-width="0.14cm" draw:marker-end-width="0.14cm" draw:fill="none" draw:textarea-vertical-align="middle" fo:padding-top="0.135cm" fo:padding-bottom="0.135cm" fo:padding-left="0.26cm" fo:padding-right="0.26cm"/>
    </style:style>
    <style:style style:name="gr10" style:family="graphic" style:parent-style-name="objectwithoutfill">
      <style:graphic-properties draw:stroke="solid" draw:stroke-dash="Fine_20_Dashed" svg:stroke-width="0.02cm" svg:stroke-color="#b2b2b2" draw:marker-start-width="0.11cm" draw:marker-end-width="0.11cm" draw:fill="none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objectwithoutfill">
      <style:graphic-properties svg:stroke-width="0.06cm" draw:marker-start-width="0.38cm" draw:marker-end-width="0.38cm" svg:stroke-linecap="round" draw:fill="none" draw:textarea-vertical-align="middle" fo:padding-top="0.155cm" fo:padding-bottom="0.155cm" fo:padding-left="0.28cm" fo:padding-right="0.28cm"/>
    </style:style>
    <style:style style:name="gr13" style:family="graphic" style:parent-style-name="standard">
      <style:graphic-properties draw:stroke="none" svg:stroke-color="#000000" draw:fill="solid" draw:fill-color="#ffffff" draw:opacity="80%" fo:min-height="0.675cm" fo:padding-bottom="0cm" fo:padding-left="0cm" fo:padding-right="0cm" draw:shadow-opacity="80%"/>
    </style:style>
    <style:style style:name="gr14" style:family="graphic" style:parent-style-name="standard" style:list-style-name="L1">
      <style:graphic-properties draw:stroke="none" svg:stroke-color="#000000" draw:fill="solid" draw:fill-color="#ffffff" draw:opacity="80%" fo:min-height="0.675cm" fo:padding-bottom="0cm" fo:padding-left="0.1cm" fo:padding-right="0.1cm" draw:shadow-opacity="80%"/>
    </style:style>
    <style:style style:name="gr15" style:family="graphic" style:parent-style-name="objectwithoutfill">
      <style:graphic-properties svg:stroke-width="0.06cm" svg:stroke-color="#3333ff" draw:marker-start-width="0.03cm" draw:marker-end-width="0.03cm" svg:stroke-linecap="round" draw:fill="none" draw:textarea-vertical-align="middle" fo:padding-top="0.155cm" fo:padding-bottom="0.155cm" fo:padding-left="0.28cm" fo:padding-right="0.28cm"/>
    </style:style>
    <style:style style:name="gr16" style:family="graphic" style:parent-style-name="objectwithoutfill">
      <style:graphic-properties svg:stroke-width="0.06cm" svg:stroke-color="#3333ff" draw:marker-start-width="0.38cm" draw:marker-end-width="0.38cm" svg:stroke-linecap="round" draw:fill="none" draw:textarea-vertical-align="middle" fo:padding-top="0.155cm" fo:padding-bottom="0.155cm" fo:padding-left="0.28cm" fo:padding-right="0.28cm"/>
    </style:style>
    <style:style style:name="gr17" style:family="graphic" style:parent-style-name="standard" style:list-style-name="L1">
      <style:graphic-properties draw:stroke="none" svg:stroke-color="#000000" draw:fill="solid" draw:fill-color="#ffffff" draw:opacity="80%" fo:min-height="0.55cm" draw:shadow-opacity="80%"/>
    </style:style>
    <style:style style:name="gr18" style:family="graphic" style:parent-style-name="standard" style:list-style-name="L1">
      <style:graphic-properties draw:stroke="none" svg:stroke-color="#000000" draw:fill="solid" draw:fill-color="#ffffff" draw:opacity="80%" fo:min-height="0.613cm" fo:padding-top="0.1cm" fo:padding-bottom="0cm" fo:padding-left="0cm" fo:padding-right="0cm" draw:shadow-opacity="80%"/>
    </style:style>
    <style:style style:name="gr19" style:family="graphic" style:parent-style-name="standard">
      <style:graphic-properties svg:stroke-width="0.06cm" svg:stroke-color="#000000" draw:marker-start="Small_20_Arrow" draw:marker-start-width="0.18cm" draw:marker-end="Small_20_Arrow" draw:marker-end-width="0.18cm" svg:stroke-linecap="round" draw:textarea-vertical-align="middle" fo:padding-top="0.155cm" fo:padding-bottom="0.155cm" fo:padding-left="0.28cm" fo:padding-right="0.28cm"/>
    </style:style>
    <style:style style:name="gr20" style:family="graphic" style:parent-style-name="standard" style:list-style-name="L1">
      <style:graphic-properties draw:stroke="none" svg:stroke-color="#000000" draw:fill="solid" draw:fill-color="#ffffff" draw:opacity="80%" fo:min-height="0.613cm" fo:padding-top="0.1cm" fo:padding-bottom="0cm" fo:padding-left="0cm" fo:padding-right="0cm" draw:shadow-opacity="80%"/>
    </style:style>
    <style:style style:name="gr21" style:family="graphic" style:parent-style-name="standard" style:list-style-name="L1">
      <style:graphic-properties draw:stroke="none" svg:stroke-color="#000000" draw:fill="solid" draw:fill-color="#ffffff" draw:opacity="80%" fo:min-height="0.613cm" fo:padding-top="0.1cm" fo:padding-bottom="0cm" fo:padding-left="0cm" fo:padding-right="0cm" draw:shadow-opacity="80%"/>
    </style:style>
    <style:style style:name="gr22" style:family="graphic" style:parent-style-name="objectwithoutfill">
      <style:graphic-properties svg:stroke-width="0.06cm" draw:marker-start-width="0.47cm" draw:marker-end-width="0.47cm" draw:fill="none" draw:textarea-vertical-align="middle" fo:padding-top="0.155cm" fo:padding-bottom="0.155cm" fo:padding-left="0.28cm" fo:padding-right="0.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style:font-name="Lucida Sans Unicode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 draw:opacity="80%"/>
      <style:paragraph-properties fo:text-align="center"/>
      <style:text-properties style:font-name="Lucida Sans Unicode" fo:font-size="12pt" fo:letter-spacing="0.035cm" fo:font-weight="bold" style:font-size-asian="12pt" style:font-weight-asian="bold" style:font-size-complex="12pt" style:font-weight-complex="bold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solid" draw:fill-color="#ffffff" draw:opacity="80%"/>
      <style:paragraph-properties fo:margin-left="0cm" fo:margin-right="0cm" fo:text-align="center" fo:text-indent="0cm"/>
      <style:text-properties style:font-name="Lucida Sans Unicode" fo:font-size="12pt" fo:letter-spacing="0.035cm" fo:font-weight="bold" style:letter-kerning="true" style:font-name-asian="Microsoft YaHei" style:font-size-asian="12pt" style:font-weight-asian="bold" style:font-name-complex="Arial" style:font-size-complex="12pt" style:font-weight-complex="bold"/>
    </style:style>
    <style:style style:name="T1" style:family="text">
      <style:text-properties style:font-name="Lucida Sans Unicode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ucida Sans Unicode" fo:font-size="12pt" fo:letter-spacing="0.035cm" fo:font-weight="bold" style:font-size-asian="12pt" style:font-weight-asian="bold" style:font-size-complex="12pt" style:font-weight-complex="bold"/>
    </style:style>
    <style:style style:name="T3" style:family="text">
      <style:text-properties style:font-name="Lucida Sans Unicode" fo:font-size="12pt" fo:letter-spacing="0.035cm" fo:font-weight="bold" style:letter-kerning="true" style:font-name-asian="Microsoft YaHei" style:font-size-asian="12pt" style:font-weight-asian="bold" style:font-name-complex="Arial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2cm" svg:y1="9.6cm" svg:x2="6cm" svg:y2="9.6cm">
              <text:p/>
            </draw:line>
            <draw:line draw:style-name="gr2" draw:text-style-name="P1" draw:layer="layout" svg:x1="2.8cm" svg:y1="10.4cm" svg:x2="2.8cm" svg:y2="6.4cm">
              <text:p/>
            </draw:line>
            <draw:line draw:style-name="gr3" draw:text-style-name="P1" draw:layer="layout" svg:x1="2cm" svg:y1="8.8cm" svg:x2="6cm" svg:y2="8.8cm">
              <text:p/>
            </draw:line>
            <draw:line draw:style-name="gr4" draw:text-style-name="P1" draw:layer="layout" svg:x1="2cm" svg:y1="8cm" svg:x2="6cm" svg:y2="8cm">
              <text:p/>
            </draw:line>
            <draw:line draw:style-name="gr5" draw:text-style-name="P1" draw:layer="layout" svg:x1="2cm" svg:y1="7.2cm" svg:x2="6cm" svg:y2="7.2cm">
              <text:p/>
            </draw:line>
            <draw:line draw:style-name="gr6" draw:text-style-name="P1" draw:layer="layout" svg:x1="2cm" svg:y1="6.4cm" svg:x2="6cm" svg:y2="6.4cm">
              <text:p/>
            </draw:line>
            <draw:line draw:style-name="gr7" draw:text-style-name="P1" draw:layer="layout" svg:x1="3.6cm" svg:y1="10.4cm" svg:x2="3.6cm" svg:y2="6.4cm">
              <text:p/>
            </draw:line>
            <draw:line draw:style-name="gr8" draw:text-style-name="P1" draw:layer="layout" svg:x1="4.4cm" svg:y1="10.4cm" svg:x2="4.4cm" svg:y2="6.4cm">
              <text:p/>
            </draw:line>
            <draw:line draw:style-name="gr9" draw:text-style-name="P1" draw:layer="layout" svg:x1="5.2cm" svg:y1="10.4cm" svg:x2="5.2cm" svg:y2="6.4cm">
              <text:p/>
            </draw:line>
            <draw:line draw:style-name="gr10" draw:text-style-name="P1" draw:layer="layout" svg:x1="6cm" svg:y1="10.4cm" svg:x2="6cm" svg:y2="6.4cm">
              <text:p/>
            </draw:line>
          </draw:g>
          <draw:g>
            <draw:line draw:style-name="gr1" draw:text-style-name="P1" draw:layer="layout" svg:x1="6cm" svg:y1="9.6cm" svg:x2="10cm" svg:y2="9.6cm">
              <text:p/>
            </draw:line>
            <draw:line draw:style-name="gr2" draw:text-style-name="P1" draw:layer="layout" svg:x1="6.8cm" svg:y1="10.4cm" svg:x2="6.8cm" svg:y2="6.4cm">
              <text:p/>
            </draw:line>
            <draw:line draw:style-name="gr3" draw:text-style-name="P1" draw:layer="layout" svg:x1="6cm" svg:y1="8.8cm" svg:x2="10cm" svg:y2="8.8cm">
              <text:p/>
            </draw:line>
            <draw:line draw:style-name="gr4" draw:text-style-name="P1" draw:layer="layout" svg:x1="6cm" svg:y1="8cm" svg:x2="10cm" svg:y2="8cm">
              <text:p/>
            </draw:line>
            <draw:line draw:style-name="gr5" draw:text-style-name="P1" draw:layer="layout" svg:x1="6cm" svg:y1="7.2cm" svg:x2="10cm" svg:y2="7.2cm">
              <text:p/>
            </draw:line>
            <draw:line draw:style-name="gr6" draw:text-style-name="P1" draw:layer="layout" svg:x1="6cm" svg:y1="6.4cm" svg:x2="10cm" svg:y2="6.4cm">
              <text:p/>
            </draw:line>
            <draw:line draw:style-name="gr7" draw:text-style-name="P1" draw:layer="layout" svg:x1="7.6cm" svg:y1="10.4cm" svg:x2="7.6cm" svg:y2="6.4cm">
              <text:p/>
            </draw:line>
            <draw:line draw:style-name="gr8" draw:text-style-name="P1" draw:layer="layout" svg:x1="8.4cm" svg:y1="10.4cm" svg:x2="8.4cm" svg:y2="6.4cm">
              <text:p/>
            </draw:line>
            <draw:line draw:style-name="gr9" draw:text-style-name="P1" draw:layer="layout" svg:x1="9.2cm" svg:y1="10.4cm" svg:x2="9.2cm" svg:y2="6.4cm">
              <text:p/>
            </draw:line>
            <draw:line draw:style-name="gr10" draw:text-style-name="P1" draw:layer="layout" svg:x1="10cm" svg:y1="10.4cm" svg:x2="10cm" svg:y2="6.4cm">
              <text:p/>
            </draw:line>
          </draw:g>
          <draw:g>
            <draw:line draw:style-name="gr1" draw:text-style-name="P1" draw:layer="layout" svg:x1="10cm" svg:y1="9.6cm" svg:x2="14cm" svg:y2="9.6cm">
              <text:p/>
            </draw:line>
            <draw:line draw:style-name="gr2" draw:text-style-name="P1" draw:layer="layout" svg:x1="10.8cm" svg:y1="10.4cm" svg:x2="10.8cm" svg:y2="6.4cm">
              <text:p/>
            </draw:line>
            <draw:line draw:style-name="gr3" draw:text-style-name="P1" draw:layer="layout" svg:x1="10cm" svg:y1="8.8cm" svg:x2="14cm" svg:y2="8.8cm">
              <text:p/>
            </draw:line>
            <draw:line draw:style-name="gr4" draw:text-style-name="P1" draw:layer="layout" svg:x1="10cm" svg:y1="8cm" svg:x2="14cm" svg:y2="8cm">
              <text:p/>
            </draw:line>
            <draw:line draw:style-name="gr5" draw:text-style-name="P1" draw:layer="layout" svg:x1="10cm" svg:y1="7.2cm" svg:x2="14cm" svg:y2="7.2cm">
              <text:p/>
            </draw:line>
            <draw:line draw:style-name="gr6" draw:text-style-name="P1" draw:layer="layout" svg:x1="10cm" svg:y1="6.4cm" svg:x2="14cm" svg:y2="6.4cm">
              <text:p/>
            </draw:line>
            <draw:line draw:style-name="gr7" draw:text-style-name="P1" draw:layer="layout" svg:x1="11.6cm" svg:y1="10.4cm" svg:x2="11.6cm" svg:y2="6.4cm">
              <text:p/>
            </draw:line>
            <draw:line draw:style-name="gr8" draw:text-style-name="P1" draw:layer="layout" svg:x1="12.4cm" svg:y1="10.4cm" svg:x2="12.4cm" svg:y2="6.4cm">
              <text:p/>
            </draw:line>
            <draw:line draw:style-name="gr9" draw:text-style-name="P1" draw:layer="layout" svg:x1="13.2cm" svg:y1="10.4cm" svg:x2="13.2cm" svg:y2="6.4cm">
              <text:p/>
            </draw:line>
            <draw:line draw:style-name="gr10" draw:text-style-name="P1" draw:layer="layout" svg:x1="14cm" svg:y1="10.4cm" svg:x2="14cm" svg:y2="6.4cm">
              <text:p/>
            </draw:line>
          </draw:g>
        </draw:g>
        <draw:g>
          <draw:g>
            <draw:line draw:style-name="gr1" draw:text-style-name="P1" draw:layer="layout" svg:x1="2cm" svg:y1="4cm" svg:x2="6cm" svg:y2="4cm">
              <text:p/>
            </draw:line>
            <draw:line draw:style-name="gr2" draw:text-style-name="P1" draw:layer="layout" svg:x1="2.8cm" svg:y1="4.8cm" svg:x2="2.8cm" svg:y2="0.8cm">
              <text:p/>
            </draw:line>
            <draw:line draw:style-name="gr3" draw:text-style-name="P1" draw:layer="layout" svg:x1="2cm" svg:y1="3.2cm" svg:x2="6cm" svg:y2="3.2cm">
              <text:p/>
            </draw:line>
            <draw:line draw:style-name="gr4" draw:text-style-name="P1" draw:layer="layout" svg:x1="2cm" svg:y1="2.4cm" svg:x2="6cm" svg:y2="2.4cm">
              <text:p/>
            </draw:line>
            <draw:line draw:style-name="gr5" draw:text-style-name="P1" draw:layer="layout" svg:x1="2cm" svg:y1="1.6cm" svg:x2="6cm" svg:y2="1.6cm">
              <text:p/>
            </draw:line>
            <draw:line draw:style-name="gr6" draw:text-style-name="P1" draw:layer="layout" svg:x1="2cm" svg:y1="0.8cm" svg:x2="6cm" svg:y2="0.8cm">
              <text:p/>
            </draw:line>
            <draw:line draw:style-name="gr7" draw:text-style-name="P1" draw:layer="layout" svg:x1="3.6cm" svg:y1="4.8cm" svg:x2="3.6cm" svg:y2="0.8cm">
              <text:p/>
            </draw:line>
            <draw:line draw:style-name="gr8" draw:text-style-name="P1" draw:layer="layout" svg:x1="4.4cm" svg:y1="4.8cm" svg:x2="4.4cm" svg:y2="0.8cm">
              <text:p/>
            </draw:line>
            <draw:line draw:style-name="gr9" draw:text-style-name="P1" draw:layer="layout" svg:x1="5.2cm" svg:y1="4.8cm" svg:x2="5.2cm" svg:y2="0.8cm">
              <text:p/>
            </draw:line>
            <draw:line draw:style-name="gr10" draw:text-style-name="P1" draw:layer="layout" svg:x1="6cm" svg:y1="4.8cm" svg:x2="6cm" svg:y2="0.8cm">
              <text:p/>
            </draw:line>
          </draw:g>
          <draw:g>
            <draw:line draw:style-name="gr1" draw:text-style-name="P1" draw:layer="layout" svg:x1="6cm" svg:y1="4cm" svg:x2="10cm" svg:y2="4cm">
              <text:p/>
            </draw:line>
            <draw:line draw:style-name="gr2" draw:text-style-name="P1" draw:layer="layout" svg:x1="6.8cm" svg:y1="4.8cm" svg:x2="6.8cm" svg:y2="0.8cm">
              <text:p/>
            </draw:line>
            <draw:line draw:style-name="gr3" draw:text-style-name="P1" draw:layer="layout" svg:x1="6cm" svg:y1="3.2cm" svg:x2="10cm" svg:y2="3.2cm">
              <text:p/>
            </draw:line>
            <draw:line draw:style-name="gr4" draw:text-style-name="P1" draw:layer="layout" svg:x1="6cm" svg:y1="2.4cm" svg:x2="10cm" svg:y2="2.4cm">
              <text:p/>
            </draw:line>
            <draw:line draw:style-name="gr5" draw:text-style-name="P1" draw:layer="layout" svg:x1="6cm" svg:y1="1.6cm" svg:x2="10cm" svg:y2="1.6cm">
              <text:p/>
            </draw:line>
            <draw:line draw:style-name="gr6" draw:text-style-name="P1" draw:layer="layout" svg:x1="6cm" svg:y1="0.8cm" svg:x2="10cm" svg:y2="0.8cm">
              <text:p/>
            </draw:line>
            <draw:line draw:style-name="gr7" draw:text-style-name="P1" draw:layer="layout" svg:x1="7.6cm" svg:y1="4.8cm" svg:x2="7.6cm" svg:y2="0.8cm">
              <text:p/>
            </draw:line>
            <draw:line draw:style-name="gr8" draw:text-style-name="P1" draw:layer="layout" svg:x1="8.4cm" svg:y1="4.8cm" svg:x2="8.4cm" svg:y2="0.8cm">
              <text:p/>
            </draw:line>
            <draw:line draw:style-name="gr9" draw:text-style-name="P1" draw:layer="layout" svg:x1="9.2cm" svg:y1="4.8cm" svg:x2="9.2cm" svg:y2="0.8cm">
              <text:p/>
            </draw:line>
            <draw:line draw:style-name="gr10" draw:text-style-name="P1" draw:layer="layout" svg:x1="10cm" svg:y1="4.8cm" svg:x2="10cm" svg:y2="0.8cm">
              <text:p/>
            </draw:line>
          </draw:g>
          <draw:g>
            <draw:line draw:style-name="gr1" draw:text-style-name="P1" draw:layer="layout" svg:x1="10cm" svg:y1="4cm" svg:x2="14cm" svg:y2="4cm">
              <text:p/>
            </draw:line>
            <draw:line draw:style-name="gr2" draw:text-style-name="P1" draw:layer="layout" svg:x1="10.8cm" svg:y1="4.8cm" svg:x2="10.8cm" svg:y2="0.8cm">
              <text:p/>
            </draw:line>
            <draw:line draw:style-name="gr3" draw:text-style-name="P1" draw:layer="layout" svg:x1="10cm" svg:y1="3.2cm" svg:x2="14cm" svg:y2="3.2cm">
              <text:p/>
            </draw:line>
            <draw:line draw:style-name="gr4" draw:text-style-name="P1" draw:layer="layout" svg:x1="10cm" svg:y1="2.4cm" svg:x2="14cm" svg:y2="2.4cm">
              <text:p/>
            </draw:line>
            <draw:line draw:style-name="gr5" draw:text-style-name="P1" draw:layer="layout" svg:x1="10cm" svg:y1="1.6cm" svg:x2="14cm" svg:y2="1.6cm">
              <text:p/>
            </draw:line>
            <draw:line draw:style-name="gr6" draw:text-style-name="P1" draw:layer="layout" svg:x1="10cm" svg:y1="0.8cm" svg:x2="14cm" svg:y2="0.8cm">
              <text:p/>
            </draw:line>
            <draw:line draw:style-name="gr7" draw:text-style-name="P1" draw:layer="layout" svg:x1="11.6cm" svg:y1="4.8cm" svg:x2="11.6cm" svg:y2="0.8cm">
              <text:p/>
            </draw:line>
            <draw:line draw:style-name="gr8" draw:text-style-name="P1" draw:layer="layout" svg:x1="12.4cm" svg:y1="4.8cm" svg:x2="12.4cm" svg:y2="0.8cm">
              <text:p/>
            </draw:line>
            <draw:line draw:style-name="gr9" draw:text-style-name="P1" draw:layer="layout" svg:x1="13.2cm" svg:y1="4.8cm" svg:x2="13.2cm" svg:y2="0.8cm">
              <text:p/>
            </draw:line>
            <draw:line draw:style-name="gr10" draw:text-style-name="P1" draw:layer="layout" svg:x1="14cm" svg:y1="4.8cm" svg:x2="14cm" svg:y2="0.8cm">
              <text:p/>
            </draw:line>
          </draw:g>
        </draw:g>
        <draw:frame draw:style-name="gr11" draw:text-style-name="P3" draw:layer="layout" svg:width="2cm" svg:height="0.8cm" svg:x="-0.2cm" svg:y="0.4cm">
          <draw:text-box>
            <text:p text:style-name="P2"><text:span text:style-name="T1">V_max</text:span></text:p>
          </draw:text-box>
        </draw:frame>
        <draw:line draw:style-name="gr12" draw:text-style-name="P1" draw:layer="layout" svg:x1="2cm" svg:y1="0.8cm" svg:x2="1.8cm" svg:y2="0.8cm">
          <text:p/>
        </draw:line>
        <draw:line draw:style-name="gr12" draw:text-style-name="P1" draw:layer="layout" svg:x1="2cm" svg:y1="4cm" svg:x2="1.8cm" svg:y2="4cm">
          <text:p/>
        </draw:line>
        <draw:frame draw:style-name="gr11" draw:text-style-name="P3" draw:layer="layout" svg:width="2cm" svg:height="0.8cm" svg:x="-0.2cm" svg:y="3.6cm">
          <draw:text-box>
            <text:p text:style-name="P2"><text:span text:style-name="T1">V_min</text:span></text:p>
          </draw:text-box>
        </draw:frame>
        <draw:frame draw:style-name="gr13" draw:text-style-name="P5" draw:layer="layout" svg:width="3.6cm" svg:height="0.8cm" svg:x="2.2cm" svg:y="4cm">
          <draw:text-box>
            <text:p text:style-name="P4"><text:span text:style-name="T2">Sine wave</text:span></text:p>
          </draw:text-box>
        </draw:frame>
        <draw:frame draw:style-name="gr14" draw:text-style-name="P7" draw:layer="layout" svg:width="3.6cm" svg:height="0.8cm" svg:x="6.2cm" svg:y="4.002cm">
          <draw:text-box>
            <text:p text:style-name="P6"><text:span text:style-name="T3">Triangle wave</text:span></text:p>
          </draw:text-box>
        </draw:frame>
        <draw:g>
          <draw:line draw:style-name="gr15" draw:text-style-name="P1" draw:layer="layout" svg:x1="6.429cm" svg:y1="2.4cm" svg:x2="7.229cm" svg:y2="0.8cm">
            <text:p/>
          </draw:line>
          <draw:line draw:style-name="gr15" draw:text-style-name="P1" draw:layer="layout" svg:x1="7.229cm" svg:y1="0.8cm" svg:x2="8.829cm" svg:y2="4cm">
            <text:p/>
          </draw:line>
          <draw:line draw:style-name="gr15" draw:text-style-name="P1" draw:layer="layout" svg:x1="8.829cm" svg:y1="4cm" svg:x2="9.629cm" svg:y2="2.4cm">
            <text:p/>
          </draw:line>
        </draw:g>
        <draw:g>
          <draw:path draw:style-name="gr16" draw:text-style-name="P1" draw:layer="layout" svg:width="1.713cm" svg:height="1.831cm" draw:transform="skewX (0.396364273127912) rotate (0.547509786350621) translate (2.23710039634886cm 1.33045260658718cm)" svg:viewBox="0 0 1714 1832" svg:d="M0 998c1445-2658 1714 834 1714 834">
            <text:p/>
          </draw:path>
          <draw:path draw:style-name="gr16" draw:text-style-name="P1" draw:layer="layout" svg:width="1.714cm" svg:height="1.8cm" draw:transform="skewX (0.397236937753909) rotate (0.547509786350621) translate (4cm 2.4cm)" svg:viewBox="0 0 1715 1801" svg:d="M0 0c273 3490 1715 833 1715 833">
            <text:p/>
          </draw:path>
        </draw:g>
        <draw:frame draw:style-name="gr11" draw:text-style-name="P3" draw:layer="layout" svg:width="2cm" svg:height="0.8cm" svg:x="-0.2cm" svg:y="6cm">
          <draw:text-box>
            <text:p text:style-name="P2"><text:span text:style-name="T1">V_max</text:span></text:p>
          </draw:text-box>
        </draw:frame>
        <draw:line draw:style-name="gr12" draw:text-style-name="P1" draw:layer="layout" svg:x1="2cm" svg:y1="6.4cm" svg:x2="1.8cm" svg:y2="6.4cm">
          <text:p/>
        </draw:line>
        <draw:line draw:style-name="gr12" draw:text-style-name="P1" draw:layer="layout" svg:x1="2cm" svg:y1="9.6cm" svg:x2="1.8cm" svg:y2="9.6cm">
          <text:p/>
        </draw:line>
        <draw:frame draw:style-name="gr11" draw:text-style-name="P3" draw:layer="layout" svg:width="2cm" svg:height="0.8cm" svg:x="-0.2cm" svg:y="9.2cm">
          <draw:text-box>
            <text:p text:style-name="P2"><text:span text:style-name="T1">V_min</text:span></text:p>
          </draw:text-box>
        </draw:frame>
        <draw:frame draw:style-name="gr11" draw:text-style-name="P3" draw:layer="layout" svg:width="0.8cm" svg:height="0.8cm" svg:x="13.6cm" svg:y="10.4cm">
          <draw:text-box>
            <text:p text:style-name="P2"><text:span text:style-name="T1">t</text:span></text:p>
          </draw:text-box>
        </draw:frame>
        <draw:frame draw:style-name="gr17" draw:text-style-name="P7" draw:layer="layout" svg:width="3.6cm" svg:height="0.8cm" svg:x="6.2cm" svg:y="9.6cm">
          <draw:text-box>
            <text:p text:style-name="P6"><text:span text:style-name="T3">Square wave</text:span></text:p>
          </draw:text-box>
        </draw:frame>
        <draw:frame draw:style-name="gr13" draw:text-style-name="P5" draw:layer="layout" svg:width="3.6cm" svg:height="0.8cm" svg:x="10.2cm" svg:y="9.6cm">
          <draw:text-box>
            <text:p text:style-name="P6"><text:span text:style-name="T3">Sawtooth wave</text:span></text:p>
          </draw:text-box>
        </draw:frame>
        <draw:frame draw:style-name="gr18" draw:text-style-name="P7" draw:layer="layout" svg:width="0.8cm" svg:height="0.713cm" svg:x="10.8cm" svg:y="8.9cm">
          <draw:text-box>
            <text:p text:style-name="P6"><text:span text:style-name="T3">D</text:span></text:p>
          </draw:text-box>
        </draw:frame>
        <draw:line draw:style-name="gr19" draw:text-style-name="P4" draw:layer="layout" svg:x1="10.4cm" svg:y1="9.6cm" svg:x2="12cm" svg:y2="9.6cm">
          <text:p/>
        </draw:line>
        <draw:frame draw:style-name="gr20" draw:text-style-name="P7" draw:layer="layout" svg:width="0.8cm" svg:height="0.713cm" svg:x="6.8cm" svg:y="8.887cm">
          <draw:text-box>
            <text:p text:style-name="P6"><text:span text:style-name="T3">D</text:span></text:p>
          </draw:text-box>
        </draw:frame>
        <draw:line draw:style-name="gr19" draw:text-style-name="P4" draw:layer="layout" svg:x1="6.4cm" svg:y1="9.587cm" svg:x2="8cm" svg:y2="9.587cm">
          <text:p/>
        </draw:line>
        <draw:g>
          <draw:line draw:style-name="gr15" draw:text-style-name="P1" draw:layer="layout" svg:x1="12cm" svg:y1="6.4cm" svg:x2="12cm" svg:y2="9.6cm">
            <text:p/>
          </draw:line>
          <draw:line draw:style-name="gr15" draw:text-style-name="P1" draw:layer="layout" svg:x1="12cm" svg:y1="9.6cm" svg:x2="13.6cm" svg:y2="9.6cm">
            <text:p/>
          </draw:line>
          <draw:line draw:style-name="gr15" draw:text-style-name="P1" draw:layer="layout" svg:x1="10.4cm" svg:y1="9.6cm" svg:x2="12cm" svg:y2="6.4cm">
            <text:p/>
          </draw:line>
        </draw:g>
        <draw:line draw:style-name="gr16" draw:text-style-name="P1" draw:layer="layout" svg:x1="6.4cm" svg:y1="9.6cm" svg:x2="6.4cm" svg:y2="6.4cm">
          <text:p/>
        </draw:line>
        <draw:line draw:style-name="gr16" draw:text-style-name="P1" draw:layer="layout" svg:x1="6.4cm" svg:y1="6.4cm" svg:x2="8cm" svg:y2="6.4cm">
          <text:p/>
        </draw:line>
        <draw:line draw:style-name="gr16" draw:text-style-name="P1" draw:layer="layout" svg:x1="8cm" svg:y1="9.6cm" svg:x2="8cm" svg:y2="6.4cm">
          <text:p/>
        </draw:line>
        <draw:line draw:style-name="gr16" draw:text-style-name="P1" draw:layer="layout" svg:x1="8cm" svg:y1="9.6cm" svg:x2="9.6cm" svg:y2="9.6cm">
          <text:p/>
        </draw:line>
        <draw:frame draw:style-name="gr13" draw:text-style-name="P5" draw:layer="layout" svg:width="3.6cm" svg:height="0.8cm" svg:x="2.2cm" svg:y="9.6cm">
          <draw:text-box>
            <text:p text:style-name="P4"><text:span text:style-name="T2">Rectified Sine</text:span></text:p>
          </draw:text-box>
        </draw:frame>
        <draw:g>
          <draw:path draw:style-name="gr16" draw:text-style-name="P1" draw:layer="layout" svg:width="2.305cm" svg:height="2.719cm" draw:transform="skewX (0.807214779047377) rotate (0.883485667359529) translate (2.23679223470926cm 7.46031210564567cm)" svg:viewBox="0 0 2306 2720" svg:d="M0 1481c1946-3945 2306 1239 2306 1239">
            <text:p/>
          </draw:path>
          <draw:line draw:style-name="gr16" draw:text-style-name="P1" draw:layer="layout" svg:x1="4cm" svg:y1="9.596cm" svg:x2="5.6cm" svg:y2="9.596cm">
            <text:p/>
          </draw:line>
        </draw:g>
        <draw:frame draw:style-name="gr21" draw:text-style-name="P7" draw:layer="layout" svg:width="0.8cm" svg:height="0.713cm" svg:x="2.8cm" svg:y="8.9cm">
          <draw:text-box>
            <text:p text:style-name="P6"><text:span text:style-name="T3">D</text:span></text:p>
          </draw:text-box>
        </draw:frame>
        <draw:line draw:style-name="gr19" draw:text-style-name="P4" draw:layer="layout" svg:x1="2.4cm" svg:y1="9.6cm" svg:x2="4cm" svg:y2="9.6cm">
          <text:p/>
        </draw:line>
        <draw:frame draw:style-name="gr11" draw:text-style-name="P3" draw:layer="layout" svg:width="0.8cm" svg:height="0.8cm" svg:x="13.6cm" svg:y="4.8cm">
          <draw:text-box>
            <text:p text:style-name="P2"><text:span text:style-name="T1">t</text:span></text:p>
          </draw:text-box>
        </draw:frame>
        <draw:line draw:style-name="gr12" draw:text-style-name="P1" draw:layer="layout" svg:x1="2cm" svg:y1="6cm" svg:x2="2.007cm" svg:y2="10.828cm">
          <text:p/>
        </draw:line>
        <draw:line draw:style-name="gr22" draw:text-style-name="P1" draw:layer="layout" svg:x1="1.6cm" svg:y1="10.4cm" svg:x2="14.4cm" svg:y2="10.4cm">
          <text:p/>
        </draw:line>
        <draw:line draw:style-name="gr12" draw:text-style-name="P1" draw:layer="layout" svg:x1="2cm" svg:y1="0.4cm" svg:x2="2.007cm" svg:y2="5.228cm">
          <text:p/>
        </draw:line>
        <draw:line draw:style-name="gr22" draw:text-style-name="P1" draw:layer="layout" svg:x1="1.6cm" svg:y1="4.8cm" svg:x2="14.4cm" svg:y2="4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8cm" fo:page-height="11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3-11T16:30:44.680000000</dc:date>
    <meta:editing-duration>PT1H21M16S</meta:editing-duration>
    <meta:editing-cycles>29</meta:editing-cycles>
    <meta:generator>LibreOffice/5.1.6.2$Windows_x86 LibreOffice_project/07ac168c60a517dba0f0d7bc7540f5afa45f0909</meta:generator>
    <meta:document-statistic meta:object-count="111"/>
  </office:meta>
</office:document-meta>
</file>